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2pt" style:font-name-asian="Consolas" style:font-size-asian="12pt" style:font-name-complex="Consolas" style:font-size-complex="12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12pt" style:font-size-asian="12pt" style:font-size-complex="12pt"/>
    </style:style>
    <style:style style:name="T2" style:family="text">
      <style:text-properties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style:font-name-asian="Consolas" style:font-name-complex="Consola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T II – WS 2015/2016 – Regression-Test </text:p>
      <text:p text:style-name="P1"/>
      <text:p text:style-name="P9">1. Vorraussetzungen</text:p>
      <text:list xml:id="list1552694159171262447" text:style-name="L7">
        <text:list-item>
          <text:p text:style-name="P18"><text:span text:style-name="T1">Hamcrest-core-1.3</text:span></text:p>
        </text:list-item>
        <text:list-item>
          <text:p text:style-name="P15">Junit 4.12 </text:p>
        </text:list-item>
        <text:list-item>
          <text:p text:style-name="P15">Axis 1.4</text:p>
        </text:list-item>
        <text:list-item>
          <text:p text:style-name="P15">XMLUnit 2.0 Alpha 03</text:p>
        </text:list-item>
      </text:list>
      <text:p text:style-name="P13"/>
      <text:p text:style-name="P9">2. Durchführung</text:p>
      <text:p text:style-name="P3">Es wurden für 4 Testklassen (Einfache Datentypen, Komplexe Datentypen, void, etc.) WSDL Beschreibungen erstellt und dann mittels XMLUnit verglichen. Die Unterschiede wurden dann ausgegeben und ausgewertet.</text:p>
      <text:p text:style-name="P3"/>
      <text:list xml:id="list3834876547546064639" text:style-name="L9">
        <text:list-header>
          <text:p text:style-name="P10">3. Ergebnisse</text:p>
        </text:list-header>
      </text:list>
      <text:p text:style-name="P16">3.1 Veränderter NameSpace</text:p>
      <text:p text:style-name="P17">Expected attribute value 'http://xml.apache.org/xml-soap' but was 'http://xml.apache.org/xml-soap2' - comparing &lt;import namespace="http://xml.apache.org/xml-soap"...&gt; at /definitions[1]/types[1]/schema[1]/import[1]/@namespace to &lt;import namespace="http://xml.apache.org/xml-soap2"...&gt; at /definitions[1]/types[1]/schema[1]/import[1]/@namespace (DIFFERENT)</text:p>
      <text:p text:style-name="P17"/>
      <text:p text:style-name="P12">Expected attribute value 'http://xml.apache.org/xml-soap' but was 'http://xml.apache.org/xml-soap2' - comparing &lt;schema targetNamespace="http://xml.apache.org/xml-soap"...&gt; at /definitions[1]/types[1]/schema[2]/@targetNamespace to &lt;schema targetNamespace="http://xml.apache.org/xml-soap2"...&gt; at /definitions[1]/types[1]/schema[2]/@targetNamespace (DIFFERENT)</text:p>
      <text:p text:style-name="P14"/>
      <text:p text:style-name="P14">Die offiziellen AXIS Binaries sehen den Gebrauch von <text:span text:style-name="T2">http://xml.apache.org/xml-soap</text:span> vor, während die veränderten Binaries <text:span text:style-name="T2">http://xml.apache.org/xml-soap2 </text:span>verwenden</text:p>
      <text:p text:style-name="P7"/>
      <text:p text:style-name="P9">3.2 Tippfehler</text:p>
      <text:p text:style-name="P4"/>
      <text:p text:style-name="P11">Expected attribute value 'http://schemas.xmlsoap.org/soap/http' but was 'http://schemas.xmlsoap.org/soap/http11' - comparing &lt;wsdlsoap:binding transport="http://schemas.xmlsoap.org/soap/http"...&gt; at /definitions[1]/binding[1]/binding[1]/@transport to &lt;wsdlsoap:binding transport="http://schemas.xmlsoap.org/soap/http11"...&gt; at /definitions[1]/binding[1]/binding[1]/@transport (DIFFERENT)</text:p>
      <text:p text:style-name="P4"/>
      <text:p text:style-name="P4"/>
      <text:p text:style-name="P4">Folgendes falsche Schema <text:s/><text:a xlink:type="simple" xlink:href="http://schemas.xmlsoap.org/soap/http11"><text:span text:style-name="T2">http://schemas.xmlsoap.org/soap/http11</text:span></text:a><text:span text:style-name="T2"> </text:span><text:span text:style-name="T3">mit angehängter 11 ist in einer Transport Node zu finden.</text:span></text:p>
      <text:p text:style-name="P4"><text:span text:style-name="T3"/></text:p>
      <text:p text:style-name="P9"><text:span text:style-name="T3">3.3 Service wird falsch benannt</text:span></text:p>
      <text:p text:style-name="P4"/>
      <text:p text:style-name="P11">Expected attribute value 'CalculatorService' but was 'CalculatorService_Impl' - comparing &lt;wsdl:service name="CalculatorService"...&gt; at /definitions[1]/service[1]/@name to &lt;wsdl:service name="CalculatorService_Impl"...&gt; at /definitions[1]/service[1]/@name (DIFFERENT)</text:p>
      <text:p text:style-name="P5"/>
      <text:p text:style-name="P5">Es wird ein _impl hinter den Servicenamen angehängt.</text:p>
      <text:p text:style-name="P5"/>
      <text:p text:style-name="P5"/>
      <text:p text:style-name="P5"><text:soft-page-break/></text:p>
      <text:p text:style-name="P8">3.4 Fehlende &lt;Message&gt; Nodes</text:p>
      <text:p text:style-name="P5"/>
      <text:p text:style-name="P5">Es werden nur die ersten 3 Message Nodes erstellt, alle anderen werden weggelassen.</text:p>
      <text:p text:style-name="P5"/>
      <text:p text:style-name="P11">Expected child '{http://schemas.xmlsoap.org/wsdl/}message' but was 'null' - comparing &lt;wsdl:message...&gt; at /definitions[1]/message[4] to &lt;NULL&gt; (DIFFERENT)</text:p>
      <text:p text:style-name="P12">Expected child '{http://schemas.xmlsoap.org/wsdl/}message' but was 'null' - comparing &lt;wsdl:message...&gt; at /definitions[1]/message[5] to &lt;NULL&gt; (DIFFERENT)</text:p>
      <text:p text:style-name="P12">Expected child '{http://schemas.xmlsoap.org/wsdl/}message' but was 'null' - comparing &lt;wsdl:message...&gt; at /definitions[1]/message[6] to &lt;NULL&gt; (DIFFERENT)</text:p>
      <text:p text:style-name="P12"/>
      <text:p text:style-name="P12">Expected child nodelist length '10' but was '7' - comparing &lt;wsdl:definitions...&gt; at /definitions[1] to &lt;wsdl:definitions...&gt; at /definitions[1] (DIFFERENT)</text:p>
      <text:p text:style-name="P12"/>
      <text:p text:style-name="P6">Folglich werden in XMLUnit damit auch Nodes ander falschen Stelle erkannt</text:p>
      <text:p text:style-name="P6"/>
      <text:p text:style-name="P12">Expected child nodelist sequence '7' but was '4' - comparing &lt;wsdl:portType...&gt; at /definitions[1]/portType[1] to &lt;wsdl:portType...&gt; at /definitions[1]/portType[1] (SIMILAR)</text:p>
      <text:p text:style-name="P6"/>
      <text:p text:style-name="P12">Expected child nodelist length '10' but was '7' - comparing &lt;wsdl:definitions...&gt; at /definitions[1] to &lt;wsdl:definitions...&gt; at /definitions[1] (DIFFERENT)</text:p>
      <text:p text:style-name="P6"/>
      <text:p text:style-name="P12">Expected child nodelist sequence '8' but was '5' - comparing &lt;wsdl:binding...&gt; at /definitions[1]/binding[1] to &lt;wsdl:binding...&gt; at /definitions[1]/binding[1] (SIMILAR)</text:p>
      <text:p text:style-name="P6"/>
      <text:p text:style-name="P12">Expected child nodelist sequence '9' but was '6' - comparing &lt;wsdl:service...&gt; at /definitions[1]/service[1] to &lt;wsdl:service...&gt; at /definitions[1]/service[1] (SIMILAR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3:14:20.601000000</meta:creation-date>
    <dc:date>2016-02-02T20:39:57.08</dc:date>
    <meta:editing-duration>PT57M52S</meta:editing-duration>
    <meta:editing-cycles>18</meta:editing-cycles>
    <meta:generator>OpenOffice/4.0.1$Win32 OpenOffice.org_project/401m5$Build-9714</meta:generator>
    <meta:document-statistic meta:table-count="0" meta:image-count="0" meta:object-count="0" meta:page-count="2" meta:paragraph-count="30" meta:word-count="336" meta:character-count="3599"/>
  </office:meta>
</office:document-meta>
</file>